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genre_5f_region_5f_totals_20_TASK_20_1.csv">
      <style:table-properties table:display="true" style:writing-mode="lr-tb"/>
    </style:style>
    <style:style style:name="ta2" style:family="table" style:master-page-name="PageStyle_5f_Pivot_20_Table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8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9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0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nre_region_totals TASK 1.csv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sal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European Union</text:p>
          </table:table-cell>
          <table:table-cell table:style-name="ce1" office:value-type="float" office:value="510.99" calcext:value-type="float">
            <text:p>510.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Japan</text:p>
          </table:table-cell>
          <table:table-cell table:style-name="ce1" office:value-type="float" office:value="160.15" calcext:value-type="float">
            <text:p>160.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863.17" calcext:value-type="float">
            <text:p>863.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float" office:value="182.22" calcext:value-type="float">
            <text:p>182.2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Worldwide</text:p>
          </table:table-cell>
          <table:table-cell table:style-name="ce1" office:value-type="float" office:value="1717.62999999999" calcext:value-type="float">
            <text:p>1717.629999999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venture</text:p>
          </table:table-cell>
          <table:table-cell table:style-name="ce1" office:value-type="string" calcext:value-type="string">
            <text:p>European Union</text:p>
          </table:table-cell>
          <table:table-cell table:style-name="ce1" office:value-type="float" office:value="63.2" calcext:value-type="float">
            <text:p>63.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venture</text:p>
          </table:table-cell>
          <table:table-cell table:style-name="ce1" office:value-type="string" calcext:value-type="string">
            <text:p>Japan</text:p>
          </table:table-cell>
          <table:table-cell table:style-name="ce1" office:value-type="float" office:value="52.24" calcext:value-type="float">
            <text:p>52.2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venture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101.52" calcext:value-type="float">
            <text:p>101.5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venture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float" office:value="16.37" calcext:value-type="float">
            <text:p>16.3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venture</text:p>
          </table:table-cell>
          <table:table-cell table:style-name="ce1" office:value-type="string" calcext:value-type="string">
            <text:p>Worldwide</text:p>
          </table:table-cell>
          <table:table-cell table:style-name="ce1" office:value-type="float" office:value="233.46" calcext:value-type="float">
            <text:p>233.4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ghting</text:p>
          </table:table-cell>
          <table:table-cell table:style-name="ce1" office:value-type="string" calcext:value-type="string">
            <text:p>European Union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ghting</text:p>
          </table:table-cell>
          <table:table-cell table:style-name="ce1" office:value-type="string" calcext:value-type="string">
            <text:p>Japan</text:p>
          </table:table-cell>
          <table:table-cell table:style-name="ce1" office:value-type="float" office:value="87.28" calcext:value-type="float">
            <text:p>87.2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ghting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20.51" calcext:value-type="float">
            <text:p>220.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ghting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float" office:value="35.87" calcext:value-type="float">
            <text:p>35.8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ghting</text:p>
          </table:table-cell>
          <table:table-cell table:style-name="ce1" office:value-type="string" calcext:value-type="string">
            <text:p>Worldwide</text:p>
          </table:table-cell>
          <table:table-cell table:style-name="ce1" office:value-type="float" office:value="442.63" calcext:value-type="float">
            <text:p>442.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sc</text:p>
          </table:table-cell>
          <table:table-cell table:style-name="ce1" office:value-type="string" calcext:value-type="string">
            <text:p>European Union</text:p>
          </table:table-cell>
          <table:table-cell table:style-name="ce1" office:value-type="float" office:value="210.6" calcext:value-type="float">
            <text:p>210.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sc</text:p>
          </table:table-cell>
          <table:table-cell table:style-name="ce1" office:value-type="string" calcext:value-type="string">
            <text:p>Japan</text:p>
          </table:table-cell>
          <table:table-cell table:style-name="ce1" office:value-type="float" office:value="107.02" calcext:value-type="float">
            <text:p>107.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sc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99.57" calcext:value-type="float">
            <text:p>399.5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sc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float" office:value="73.1" calcext:value-type="float">
            <text:p>73.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sc</text:p>
          </table:table-cell>
          <table:table-cell table:style-name="ce1" office:value-type="string" calcext:value-type="string">
            <text:p>Worldwide</text:p>
          </table:table-cell>
          <table:table-cell table:style-name="ce1" office:value-type="float" office:value="790.94" calcext:value-type="float">
            <text:p>790.9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European Union</text:p>
          </table:table-cell>
          <table:table-cell table:style-name="ce1" office:value-type="float" office:value="199.39" calcext:value-type="float">
            <text:p>199.3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Japan</text:p>
          </table:table-cell>
          <table:table-cell table:style-name="ce1" office:value-type="float" office:value="130.71" calcext:value-type="float">
            <text:p>130.7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44.44" calcext:value-type="float">
            <text:p>444.4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float" office:value="51.01" calcext:value-type="float">
            <text:p>51.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Worldwide</text:p>
          </table:table-cell>
          <table:table-cell table:style-name="ce1" office:value-type="float" office:value="825.86" calcext:value-type="float">
            <text:p>825.8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zzle</text:p>
          </table:table-cell>
          <table:table-cell table:style-name="ce1" office:value-type="string" calcext:value-type="string">
            <text:p>European Union</text:p>
          </table:table-cell>
          <table:table-cell table:style-name="ce1" office:value-type="float" office:value="49.78" calcext:value-type="float">
            <text:p>49.7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zzle</text:p>
          </table:table-cell>
          <table:table-cell table:style-name="ce1" office:value-type="string" calcext:value-type="string">
            <text:p>Japan</text:p>
          </table:table-cell>
          <table:table-cell table:style-name="ce1" office:value-type="float" office:value="56.68" calcext:value-type="float">
            <text:p>56.6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zzle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121.13" calcext:value-type="float">
            <text:p>121.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zzle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float" office:value="12.3" calcext:value-type="float">
            <text:p>12.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zzle</text:p>
          </table:table-cell>
          <table:table-cell table:style-name="ce1" office:value-type="string" calcext:value-type="string">
            <text:p>Worldwide</text:p>
          </table:table-cell>
          <table:table-cell table:style-name="ce1" office:value-type="float" office:value="240.33" calcext:value-type="float">
            <text:p>240.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cing</text:p>
          </table:table-cell>
          <table:table-cell table:style-name="ce1" office:value-type="string" calcext:value-type="string">
            <text:p>European Union</text:p>
          </table:table-cell>
          <table:table-cell table:style-name="ce1" office:value-type="float" office:value="234.49" calcext:value-type="float">
            <text:p>234.4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cing</text:p>
          </table:table-cell>
          <table:table-cell table:style-name="ce1" office:value-type="string" calcext:value-type="string">
            <text:p>Japan</text:p>
          </table:table-cell>
          <table:table-cell table:style-name="ce1" office:value-type="float" office:value="56.63" calcext:value-type="float">
            <text:p>56.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cing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56.86" calcext:value-type="float">
            <text:p>356.8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cing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float" office:value="75.51" calcext:value-type="float">
            <text:p>75.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cing</text:p>
          </table:table-cell>
          <table:table-cell table:style-name="ce1" office:value-type="string" calcext:value-type="string">
            <text:p>Worldwide</text:p>
          </table:table-cell>
          <table:table-cell table:style-name="ce1" office:value-type="float" office:value="723.7" calcext:value-type="float">
            <text:p>723.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ole-Playing</text:p>
          </table:table-cell>
          <table:table-cell table:style-name="ce1" office:value-type="string" calcext:value-type="string">
            <text:p>European Union</text:p>
          </table:table-cell>
          <table:table-cell table:style-name="ce1" office:value-type="float" office:value="188.24" calcext:value-type="float">
            <text:p>188.2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ole-Playing</text:p>
          </table:table-cell>
          <table:table-cell table:style-name="ce1" office:value-type="string" calcext:value-type="string">
            <text:p>Japan</text:p>
          </table:table-cell>
          <table:table-cell table:style-name="ce1" office:value-type="float" office:value="353.44" calcext:value-type="float">
            <text:p>353.4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ole-Playing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30.04" calcext:value-type="float">
            <text:p>330.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ole-Playing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float" office:value="59.41" calcext:value-type="float">
            <text:p>59.4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ole-Playing</text:p>
          </table:table-cell>
          <table:table-cell table:style-name="ce1" office:value-type="string" calcext:value-type="string">
            <text:p>Worldwide</text:p>
          </table:table-cell>
          <table:table-cell table:style-name="ce1" office:value-type="float" office:value="930.9" calcext:value-type="float">
            <text:p>930.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hooter</text:p>
          </table:table-cell>
          <table:table-cell table:style-name="ce1" office:value-type="string" calcext:value-type="string">
            <text:p>European Union</text:p>
          </table:table-cell>
          <table:table-cell table:style-name="ce1" office:value-type="float" office:value="314.52" calcext:value-type="float">
            <text:p>314.5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hooter</text:p>
          </table:table-cell>
          <table:table-cell table:style-name="ce1" office:value-type="string" calcext:value-type="string">
            <text:p>Japan</text:p>
          </table:table-cell>
          <table:table-cell table:style-name="ce1" office:value-type="float" office:value="38.68" calcext:value-type="float">
            <text:p>38.6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hooter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84.83" calcext:value-type="float">
            <text:p>584.8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hooter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float" office:value="103.33" calcext:value-type="float">
            <text:p>103.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hooter</text:p>
          </table:table-cell>
          <table:table-cell table:style-name="ce1" office:value-type="string" calcext:value-type="string">
            <text:p>Worldwide</text:p>
          </table:table-cell>
          <table:table-cell table:style-name="ce1" office:value-type="float" office:value="1041.83" calcext:value-type="float">
            <text:p>1041.8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mulation</text:p>
          </table:table-cell>
          <table:table-cell table:style-name="ce1" office:value-type="string" calcext:value-type="string">
            <text:p>European Union</text:p>
          </table:table-cell>
          <table:table-cell table:style-name="ce1" office:value-type="float" office:value="113.35" calcext:value-type="float">
            <text:p>113.3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mulation</text:p>
          </table:table-cell>
          <table:table-cell table:style-name="ce1" office:value-type="string" calcext:value-type="string">
            <text:p>Japan</text:p>
          </table:table-cell>
          <table:table-cell table:style-name="ce1" office:value-type="float" office:value="63.64" calcext:value-type="float">
            <text:p>63.6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mulation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180.67" calcext:value-type="float">
            <text:p>180.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mulation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float" office:value="30.59" calcext:value-type="float">
            <text:p>30.5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mulation</text:p>
          </table:table-cell>
          <table:table-cell table:style-name="ce1" office:value-type="string" calcext:value-type="string">
            <text:p>Worldwide</text:p>
          </table:table-cell>
          <table:table-cell table:style-name="ce1" office:value-type="float" office:value="388.4" calcext:value-type="float">
            <text:p>388.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orts</text:p>
          </table:table-cell>
          <table:table-cell table:style-name="ce1" office:value-type="string" calcext:value-type="string">
            <text:p>European Union</text:p>
          </table:table-cell>
          <table:table-cell table:style-name="ce1" office:value-type="float" office:value="371.33" calcext:value-type="float">
            <text:p>371.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orts</text:p>
          </table:table-cell>
          <table:table-cell table:style-name="ce1" office:value-type="string" calcext:value-type="string">
            <text:p>Japan</text:p>
          </table:table-cell>
          <table:table-cell table:style-name="ce1" office:value-type="float" office:value="134.93" calcext:value-type="float">
            <text:p>134.9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ort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71.2" calcext:value-type="float">
            <text:p>671.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orts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float" office:value="132.21" calcext:value-type="float">
            <text:p>132.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orts</text:p>
          </table:table-cell>
          <table:table-cell table:style-name="ce1" office:value-type="string" calcext:value-type="string">
            <text:p>Worldwide</text:p>
          </table:table-cell>
          <table:table-cell table:style-name="ce1" office:value-type="float" office:value="1310.39" calcext:value-type="float">
            <text:p>1310.3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ategy</text:p>
          </table:table-cell>
          <table:table-cell table:style-name="ce1" office:value-type="string" calcext:value-type="string">
            <text:p>European Union</text:p>
          </table:table-cell>
          <table:table-cell table:style-name="ce1" office:value-type="float" office:value="44.79" calcext:value-type="float">
            <text:p>44.7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ategy</text:p>
          </table:table-cell>
          <table:table-cell table:style-name="ce1" office:value-type="string" calcext:value-type="string">
            <text:p>Japan</text:p>
          </table:table-cell>
          <table:table-cell table:style-name="ce1" office:value-type="float" office:value="49.3" calcext:value-type="float">
            <text:p>49.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ategy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7.75" calcext:value-type="float">
            <text:p>67.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ategy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float" office:value="10.73" calcext:value-type="float">
            <text:p>10.7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ategy</text:p>
          </table:table-cell>
          <table:table-cell table:style-name="ce1" office:value-type="string" calcext:value-type="string">
            <text:p>Worldwide</text:p>
          </table:table-cell>
          <table:table-cell table:style-name="ce1" office:value-type="float" office:value="172.85" calcext:value-type="float">
            <text:p>172.85</text:p>
          </table:table-cell>
          <table:table-cell table:number-columns-repeated="1021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vot Table 1" table:style-name="ta2"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region</text:p>
          </table:table-cell>
          <table:table-cell table:style-name="ce6" office:value-type="string" calcext:value-type="string">
            <text:p>Sum - sale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uropean Union</text:p>
          </table:table-cell>
          <table:table-cell table:style-name="ce7" office:value-type="float" office:value="2399.68" calcext:value-type="float">
            <text:p>2399.68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Japan</text:p>
          </table:table-cell>
          <table:table-cell table:style-name="ce8" office:value-type="float" office:value="1290.7" calcext:value-type="float">
            <text:p>1290.7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orth America</text:p>
          </table:table-cell>
          <table:table-cell table:style-name="ce8" office:value-type="float" office:value="4341.69" calcext:value-type="float">
            <text:p>4341.69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Other</text:p>
          </table:table-cell>
          <table:table-cell table:style-name="ce8" office:value-type="float" office:value="782.65" calcext:value-type="float">
            <text:p>782.65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Worldwide</text:p>
          </table:table-cell>
          <table:table-cell table:style-name="ce9" office:value-type="float" office:value="8818.91999999999" calcext:value-type="float">
            <text:p>8818.9199999999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0" office:value-type="float" office:value="17633.64" calcext:value-type="float">
            <text:p>17633.64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-pilot-tables>
        <table:data-pilot-table table:name="Pivot Table 1" table:application-data="" table:target-range-address="'Pivot Table 1'.A1:'Pivot Table 1'.B7" table:buttons="'Pivot Table 1'.A1" table:show-filter-button="false">
          <table:source-cell-range table:cell-range-address="'genre_region_totals TASK 1.csv'.A1:'genre_region_totals TASK 1.csv'.C61"/>
          <table:data-pilot-field table:source-field-name="genr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ction" table:display="true" table:show-details="true"/>
                <table:data-pilot-member table:name="Adventure" table:display="true" table:show-details="true"/>
                <table:data-pilot-member table:name="Fighting" table:display="true" table:show-details="true"/>
                <table:data-pilot-member table:name="Misc" table:display="true" table:show-details="true"/>
                <table:data-pilot-member table:name="Platform" table:display="true" table:show-details="true"/>
                <table:data-pilot-member table:name="Puzzle" table:display="true" table:show-details="true"/>
                <table:data-pilot-member table:name="Racing" table:display="true" table:show-details="true"/>
                <table:data-pilot-member table:name="Role-Playing" table:display="true" table:show-details="true"/>
                <table:data-pilot-member table:name="Shooter" table:display="true" table:show-details="true"/>
                <table:data-pilot-member table:name="Simulation" table:display="true" table:show-details="true"/>
                <table:data-pilot-member table:name="Sports" table:display="true" table:show-details="true"/>
                <table:data-pilot-member table:name="Strategy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egion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European Union" table:display="true" table:show-details="true"/>
                <table:data-pilot-member table:name="Japan" table:display="true" table:show-details="true"/>
                <table:data-pilot-member table:name="North America" table:display="true" table:show-details="true"/>
                <table:data-pilot-member table:name="Other" table:display="true" table:show-details="true"/>
                <table:data-pilot-member table:name="Worldwide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ales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510.99" table:display="true" table:show-details="true"/>
                <table:data-pilot-member table:name="160.15" table:display="true" table:show-details="true"/>
                <table:data-pilot-member table:name="863.17" table:display="true" table:show-details="true"/>
                <table:data-pilot-member table:name="182.22" table:display="true" table:show-details="true"/>
                <table:data-pilot-member table:name="1717.62999999999" table:display="true" table:show-details="true"/>
                <table:data-pilot-member table:name="63.2" table:display="true" table:show-details="true"/>
                <table:data-pilot-member table:name="52.24" table:display="true" table:show-details="true"/>
                <table:data-pilot-member table:name="101.52" table:display="true" table:show-details="true"/>
                <table:data-pilot-member table:name="16.37" table:display="true" table:show-details="true"/>
                <table:data-pilot-member table:name="233.46" table:display="true" table:show-details="true"/>
                <table:data-pilot-member table:name="99" table:display="true" table:show-details="true"/>
                <table:data-pilot-member table:name="87.28" table:display="true" table:show-details="true"/>
                <table:data-pilot-member table:name="220.51" table:display="true" table:show-details="true"/>
                <table:data-pilot-member table:name="35.87" table:display="true" table:show-details="true"/>
                <table:data-pilot-member table:name="442.63" table:display="true" table:show-details="true"/>
                <table:data-pilot-member table:name="210.6" table:display="true" table:show-details="true"/>
                <table:data-pilot-member table:name="107.02" table:display="true" table:show-details="true"/>
                <table:data-pilot-member table:name="399.57" table:display="true" table:show-details="true"/>
                <table:data-pilot-member table:name="73.1" table:display="true" table:show-details="true"/>
                <table:data-pilot-member table:name="790.94" table:display="true" table:show-details="true"/>
                <table:data-pilot-member table:name="199.39" table:display="true" table:show-details="true"/>
                <table:data-pilot-member table:name="130.71" table:display="true" table:show-details="true"/>
                <table:data-pilot-member table:name="444.44" table:display="true" table:show-details="true"/>
                <table:data-pilot-member table:name="51.01" table:display="true" table:show-details="true"/>
                <table:data-pilot-member table:name="825.86" table:display="true" table:show-details="true"/>
                <table:data-pilot-member table:name="49.78" table:display="true" table:show-details="true"/>
                <table:data-pilot-member table:name="56.68" table:display="true" table:show-details="true"/>
                <table:data-pilot-member table:name="121.13" table:display="true" table:show-details="true"/>
                <table:data-pilot-member table:name="12.3" table:display="true" table:show-details="true"/>
                <table:data-pilot-member table:name="240.33" table:display="true" table:show-details="true"/>
                <table:data-pilot-member table:name="234.49" table:display="true" table:show-details="true"/>
                <table:data-pilot-member table:name="56.63" table:display="true" table:show-details="true"/>
                <table:data-pilot-member table:name="356.86" table:display="true" table:show-details="true"/>
                <table:data-pilot-member table:name="75.51" table:display="true" table:show-details="true"/>
                <table:data-pilot-member table:name="723.7" table:display="true" table:show-details="true"/>
                <table:data-pilot-member table:name="188.24" table:display="true" table:show-details="true"/>
                <table:data-pilot-member table:name="353.44" table:display="true" table:show-details="true"/>
                <table:data-pilot-member table:name="330.04" table:display="true" table:show-details="true"/>
                <table:data-pilot-member table:name="59.41" table:display="true" table:show-details="true"/>
                <table:data-pilot-member table:name="930.9" table:display="true" table:show-details="true"/>
                <table:data-pilot-member table:name="314.52" table:display="true" table:show-details="true"/>
                <table:data-pilot-member table:name="38.68" table:display="true" table:show-details="true"/>
                <table:data-pilot-member table:name="584.83" table:display="true" table:show-details="true"/>
                <table:data-pilot-member table:name="103.33" table:display="true" table:show-details="true"/>
                <table:data-pilot-member table:name="1041.83" table:display="true" table:show-details="true"/>
                <table:data-pilot-member table:name="113.35" table:display="true" table:show-details="true"/>
                <table:data-pilot-member table:name="63.64" table:display="true" table:show-details="true"/>
                <table:data-pilot-member table:name="180.67" table:display="true" table:show-details="true"/>
                <table:data-pilot-member table:name="30.59" table:display="true" table:show-details="true"/>
                <table:data-pilot-member table:name="388.4" table:display="true" table:show-details="true"/>
                <table:data-pilot-member table:name="371.33" table:display="true" table:show-details="true"/>
                <table:data-pilot-member table:name="134.93" table:display="true" table:show-details="true"/>
                <table:data-pilot-member table:name="671.2" table:display="true" table:show-details="true"/>
                <table:data-pilot-member table:name="132.21" table:display="true" table:show-details="true"/>
                <table:data-pilot-member table:name="1310.39" table:display="true" table:show-details="true"/>
                <table:data-pilot-member table:name="44.79" table:display="true" table:show-details="true"/>
                <table:data-pilot-member table:name="49.3" table:display="true" table:show-details="true"/>
                <table:data-pilot-member table:name="67.75" table:display="true" table:show-details="true"/>
                <table:data-pilot-member table:name="10.73" table:display="true" table:show-details="true"/>
                <table:data-pilot-member table:name="172.85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enre_5f_region_5f_totals_20_TASK_20_1.csv" style:display-name="PageStyle_genre_region_totals TASK 1.cs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vot_20_Table_20_1" style:display-name="PageStyle_Pivot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97" meta:object-count="0"/>
    <meta:generator>LibreOfficeDev/6.0.5.2$Linux_X86_64 LibreOffice_project/</meta:generator>
  </office:meta>
</office:document-meta>
</file>